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27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6189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 style:data-style-name="N2">
      <style:table-cell-properties fo:background-color="#afd095"/>
    </style:style>
    <style:style style:name="ce5" style:family="table-cell" style:parent-style-name="Default" style:data-style-name="N139">
      <style:table-cell-properties fo:background-color="#afd095"/>
    </style:style>
    <style:style style:name="ce6" style:family="table-cell" style:parent-style-name="Default" style:data-style-name="N1">
      <style:table-cell-properties fo:background-color="#afd095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b3cac7"/>
    </style:style>
    <style:style style:name="ce11" style:family="table-cell" style:parent-style-name="Default" style:data-style-name="N141"/>
    <style:style style:name="ce12" style:family="table-cell" style:parent-style-name="Default" style:data-style-name="N13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3.1118in" svg:y="0in">
            <draw:object draw:notify-on-update-of-ranges="Sheet2.N2:Sheet2.N2 Sheet2.O3:Sheet2.O6 Sheet2.O2:Sheet2.O2 Sheet2.N3:Sheet2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128in" svg:y="3.6398in">
            <draw:object draw:notify-on-update-of-ranges="Sheet2.N9:Sheet2.N9 Sheet2.O10:Sheet2.O13 Sheet2.O9:Sheet2.O9 Sheet2.N10:Sheet2.N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Default"/>
        <table:table-column table:style-name="co10" table:number-columns-repeated="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style-name="ce1" table:number-columns-repeated="7"/>
          <table:table-cell/>
          <table:table-cell table:style-name="ce7" office:value-type="string" calcext:value-type="string" table:number-columns-spanned="2" table:number-rows-spanned="1">
            <text:p>Измерения</text:p>
          </table:table-cell>
          <table:covered-table-cell/>
          <table:table-cell table:style-name="ce7" office:value-type="string" calcext:value-type="string">
            <text:p>Q, мл/с</text:p>
          </table:table-cell>
          <table:table-cell table:style-name="ce10" table:formula="of:=[.D9]" office:value-type="float" office:value="148.336511972876" calcext:value-type="float">
            <text:p>148.34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T0, К</text:p>
          </table:table-cell>
          <table:table-cell table:style-name="ce1" office:value-type="string" calcext:value-type="string">
            <text:p>P0, гПа</text:p>
          </table:table-cell>
          <table:table-cell table:style-name="ce1" office:value-type="string" calcext:value-type="string">
            <text:p>Rн, Ом</text:p>
          </table:table-cell>
          <table:table-cell table:style-name="ce1" office:value-type="string" calcext:value-type="string">
            <text:p>dI, <text:s/>мА</text:p>
          </table:table-cell>
          <table:table-cell table:style-name="ce1" office:value-type="string" calcext:value-type="string">
            <text:p>dU, В</text:p>
          </table:table-cell>
          <table:table-cell table:style-name="ce1" office:value-type="string" calcext:value-type="string">
            <text:p>dE, мкВ</text:p>
          </table:table-cell>
          <table:table-cell table:style-name="ce1" office:value-type="string" calcext:value-type="string">
            <text:p>b, мкВ/К</text:p>
          </table:table-cell>
          <table:table-cell table:style-name="ce1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E, мкВ</text:p>
          </table:table-cell>
          <table:table-cell office:value-type="string" calcext:value-type="string">
            <text:p>dT, К</text:p>
          </table:table-cell>
          <table:table-cell office:value-type="string" calcext:value-type="string">
            <text:p>N, мВт</text:p>
          </table:table-cell>
          <table:table-cell table:number-columns-repeated="4"/>
        </table:table-row>
        <table:table-row table:style-name="ro1">
          <table:table-cell table:style-name="ce1" table:formula="of:=273.15+24.4" office:value-type="float" office:value="297.55" calcext:value-type="float">
            <text:p>297.55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29.5" calcext:value-type="float">
            <text:p>29.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style-name="ce1" office:value-type="float" office:value="40.7" calcext:value-type="float">
            <text:p>40.7</text:p>
          </table:table-cell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97.86" calcext:value-type="float">
            <text:p>97.86</text:p>
          </table:table-cell>
          <table:table-cell office:value-type="float" office:value="2.894" calcext:value-type="float">
            <text:p>2.894</text:p>
          </table:table-cell>
          <table:table-cell office:value-type="float" office:value="50" calcext:value-type="float">
            <text:p>50</text:p>
          </table:table-cell>
          <table:table-cell table:style-name="ce9" table:formula="of:=[.M3]/[.$G$3]" office:value-type="float" office:value="1.22850122850123" calcext:value-type="float">
            <text:p>1.23</text:p>
          </table:table-cell>
          <table:table-cell table:style-name="ce12" table:formula="of:=[.L3]*[.K3]" office:value-type="float" office:value="283.20684" calcext:value-type="float">
            <text:p>283.207</text:p>
          </table:table-cell>
          <table:table-cell table:style-name="ce9"/>
          <table:table-cell table:number-columns-repeated="2"/>
          <table:table-cell table:style-name="ce9"/>
        </table:table-row>
        <table:table-row table:style-name="ro1">
          <table:table-cell table:style-name="ce1" table:number-columns-repeated="8"/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float" office:value="134.94" calcext:value-type="float">
            <text:p>134.94</text:p>
          </table:table-cell>
          <table:table-cell office:value-type="float" office:value="3.993" calcext:value-type="float">
            <text:p>3.993</text:p>
          </table:table-cell>
          <table:table-cell office:value-type="float" office:value="98" calcext:value-type="float">
            <text:p>98</text:p>
          </table:table-cell>
          <table:table-cell table:style-name="ce9" table:formula="of:=[.M4]/[.$G$3]" office:value-type="float" office:value="2.40786240786241" calcext:value-type="float">
            <text:p>2.41</text:p>
          </table:table-cell>
          <table:table-cell table:style-name="ce12" table:formula="of:=[.L4]*[.K4]" office:value-type="float" office:value="538.81542" calcext:value-type="float">
            <text:p>538.815</text:p>
          </table:table-cell>
          <table:table-cell table:style-name="ce9"/>
          <table:table-cell table:style-name="ce8"/>
          <table:table-cell/>
          <table:table-cell table:style-name="ce9"/>
        </table:table-row>
        <table:table-row table:style-name="ro1">
          <table:table-cell table:style-name="ce1" office:value-type="string" calcext:value-type="string">
            <text:p>cp</text:p>
          </table:table-cell>
          <table:table-cell table:style-name="ce1" table:number-columns-repeated="7"/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float" office:value="176.95" calcext:value-type="float">
            <text:p>176.95</text:p>
          </table:table-cell>
          <table:table-cell office:value-type="float" office:value="5.241" calcext:value-type="float">
            <text:p>5.241</text:p>
          </table:table-cell>
          <table:table-cell office:value-type="float" office:value="167" calcext:value-type="float">
            <text:p>167</text:p>
          </table:table-cell>
          <table:table-cell table:style-name="ce9" table:formula="of:=[.M5]/[.$G$3]" office:value-type="float" office:value="4.1031941031941" calcext:value-type="float">
            <text:p>4.10</text:p>
          </table:table-cell>
          <table:table-cell table:style-name="ce12" table:formula="of:=[.L5]*[.K5]" office:value-type="float" office:value="927.39495" calcext:value-type="float">
            <text:p>927.395</text:p>
          </table:table-cell>
          <table:table-cell table:style-name="ce9"/>
          <table:table-cell table:style-name="ce8"/>
          <table:table-cell/>
          <table:table-cell table:style-name="ce9"/>
        </table:table-row>
        <table:table-row table:style-name="ro1">
          <table:table-cell table:style-name="ce1" table:formula="of:=7/2*8.31" office:value-type="float" office:value="29.085" calcext:value-type="float">
            <text:p>29.085</text:p>
          </table:table-cell>
          <table:table-cell table:style-name="ce1" table:number-columns-repeated="7"/>
          <table:table-cell/>
          <table:table-cell table:style-name="ce8" office:value-type="float" office:value="4" calcext:value-type="float">
            <text:p>4</text:p>
          </table:table-cell>
          <table:table-cell table:style-name="ce11" office:value-type="float" office:value="213.1" calcext:value-type="float">
            <text:p>213.1</text:p>
          </table:table-cell>
          <table:table-cell office:value-type="float" office:value="6.114" calcext:value-type="float">
            <text:p>6.114</text:p>
          </table:table-cell>
          <table:table-cell office:value-type="float" office:value="241" calcext:value-type="float">
            <text:p>241</text:p>
          </table:table-cell>
          <table:table-cell table:style-name="ce9" table:formula="of:=[.M6]/[.$G$3]" office:value-type="float" office:value="5.92137592137592" calcext:value-type="float">
            <text:p>5.92</text:p>
          </table:table-cell>
          <table:table-cell table:style-name="ce12" table:formula="of:=[.L6]*[.K6]" office:value-type="float" office:value="1302.8934" calcext:value-type="float">
            <text:p>1302.893</text:p>
          </table:table-cell>
          <table:table-cell table:style-name="ce9"/>
          <table:table-cell table:style-name="ce8"/>
          <table:table-cell/>
          <table:table-cell table:style-name="ce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На 1 градус</text:p>
          </table:table-cell>
          <table:table-cell table:style-name="ce2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tср, c</text:p>
          </table:table-cell>
          <table:table-cell office:value-type="string" calcext:value-type="string">
            <text:p>Q, мл/с</text:p>
          </table:table-cell>
          <table:table-cell office:value-type="string" calcext:value-type="string">
            <text:p>dv/dt, 10^-3 моль/с</text:p>
          </table:table-cell>
          <table:table-cell office:value-type="string" calcext:value-type="string">
            <text:p>N, Вт</text:p>
          </table:table-cell>
          <table:table-cell office:value-type="string" calcext:value-type="string">
            <text:p>dT, К</text:p>
          </table:table-cell>
          <table:table-cell table:style-name="ce3" office:value-type="string" calcext:value-type="string">
            <text:p>I, мА</text:p>
          </table:table-cell>
          <table:table-cell/>
          <table:table-cell table:style-name="ce10" office:value-type="string" calcext:value-type="string" table:number-columns-spanned="2" table:number-rows-spanned="1">
            <text:p>Измерения</text:p>
          </table:table-cell>
          <table:covered-table-cell table:style-name="ce9"/>
          <table:table-cell table:style-name="ce7" office:value-type="string" calcext:value-type="string">
            <text:p>Q, мл/с</text:p>
          </table:table-cell>
          <table:table-cell table:style-name="ce10" table:formula="of:=[.D18]" office:value-type="float" office:value="96.1538461538462" calcext:value-type="float">
            <text:p>96.15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table:style-name="ce4" table:formula="of:=AVERAGE([.B9:.B15])" office:value-type="float" office:value="6.74142857142857" calcext:value-type="float">
            <text:p>6.74</text:p>
          </table:table-cell>
          <table:table-cell table:style-name="ce4" table:formula="of:=[.A9]/[.C9]*1000" office:value-type="float" office:value="148.336511972876" calcext:value-type="float">
            <text:p>148.34</text:p>
          </table:table-cell>
          <table:table-cell table:style-name="ce4" table:formula="of:=[.$B$3]*100*[.D9]/1000/(8.31*[.$A$3])" office:value-type="float" office:value="5.94512155588812" calcext:value-type="float">
            <text:p>5.95</text:p>
          </table:table-cell>
          <table:table-cell table:style-name="ce5" table:formula="of:=7/2*8.31*[.E9]/1000" office:value-type="float" office:value="0.172913860453006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table:formula="of:=SQRT([.$F$9]*[.G9]/[.$C$3])*1000" office:value-type="float" office:value="76.5603474065861" calcext:value-type="float">
            <text:p>77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E, мкВ</text:p>
          </table:table-cell>
          <table:table-cell office:value-type="string" calcext:value-type="string">
            <text:p>dT, К</text:p>
          </table:table-cell>
          <table:table-cell office:value-type="string" calcext:value-type="string">
            <text:p>N, мВт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table:style-name="ce4" table:formula="of:=STDEV([.B9:.B15])" office:value-type="float" office:value="0.204403895219618" calcext:value-type="float">
            <text:p>0.20</text:p>
          </table:table-cell>
          <table:table-cell table:style-name="ce4" table:formula="of:=[.D9]*[.C10]/[.C9]" office:value-type="float" office:value="4.4976462376315" calcext:value-type="float">
            <text:p>4.50</text:p>
          </table:table-cell>
          <table:table-cell table:style-name="ce4" table:formula="of:=[.D10]*[.$B$3]*100/(8.31*[.$A$3])/1000" office:value-type="float" office:value="0.180259419899206" calcext:value-type="float">
            <text:p>0.18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$F$9]*[.G10]/[.$C$3])*1000" office:value-type="float" office:value="108.27268164239" calcext:value-type="float">
            <text:p>108</text:p>
          </table:table-cell>
          <table:table-cell/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89.2" calcext:value-type="float">
            <text:p>89.2</text:p>
          </table:table-cell>
          <table:table-cell table:style-name="ce12" office:value-type="float" office:value="2.55" calcext:value-type="float">
            <text:p>2.550</text:p>
          </table:table-cell>
          <table:table-cell office:value-type="float" office:value="60" calcext:value-type="float">
            <text:p>60</text:p>
          </table:table-cell>
          <table:table-cell table:style-name="ce9" table:formula="of:=[.M10]/[.$G$3]" office:value-type="float" office:value="1.47420147420147" calcext:value-type="float">
            <text:p>1.47</text:p>
          </table:table-cell>
          <table:table-cell table:style-name="ce12" table:formula="of:=[.L10]*[.K10]" office:value-type="float" office:value="227.46" calcext:value-type="float">
            <text:p>227.460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QRT([.$F$9]*[.G11]/[.$C$3])*1000" office:value-type="float" office:value="132.606411553331" calcext:value-type="float">
            <text:p>133</text:p>
          </table:table-cell>
          <table:table-cell/>
          <table:table-cell table:style-name="ce11" office:value-type="float" office:value="2" calcext:value-type="float">
            <text:p>2.0</text:p>
          </table:table-cell>
          <table:table-cell table:style-name="ce11" office:value-type="float" office:value="122.1" calcext:value-type="float">
            <text:p>122.1</text:p>
          </table:table-cell>
          <table:table-cell table:style-name="ce12" office:value-type="float" office:value="3.496" calcext:value-type="float">
            <text:p>3.496</text:p>
          </table:table-cell>
          <table:table-cell office:value-type="float" office:value="106" calcext:value-type="float">
            <text:p>106</text:p>
          </table:table-cell>
          <table:table-cell table:style-name="ce9" table:formula="of:=[.M11]/[.$G$3]" office:value-type="float" office:value="2.6044226044226" calcext:value-type="float">
            <text:p>2.60</text:p>
          </table:table-cell>
          <table:table-cell table:style-name="ce12" table:formula="of:=[.L11]*[.K11]" office:value-type="float" office:value="426.8616" calcext:value-type="float">
            <text:p>426.862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float" office:value="6.86" calcext:value-type="float">
            <text:p>6.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QRT([.$F$9]*[.G12]/[.$C$3])*1000" office:value-type="float" office:value="153.120694813172" calcext:value-type="float">
            <text:p>153</text:p>
          </table:table-cell>
          <table:table-cell/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165.2" calcext:value-type="float">
            <text:p>165.2</text:p>
          </table:table-cell>
          <table:table-cell table:style-name="ce12" office:value-type="float" office:value="4.737" calcext:value-type="float">
            <text:p>4.737</text:p>
          </table:table-cell>
          <table:table-cell office:value-type="float" office:value="193" calcext:value-type="float">
            <text:p>193</text:p>
          </table:table-cell>
          <table:table-cell table:style-name="ce9" table:formula="of:=[.M12]/[.$G$3]" office:value-type="float" office:value="4.74201474201474" calcext:value-type="float">
            <text:p>4.74</text:p>
          </table:table-cell>
          <table:table-cell table:style-name="ce12" table:formula="of:=[.L12]*[.K12]" office:value-type="float" office:value="782.5524" calcext:value-type="float">
            <text:p>782.552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QRT([.$F$9]*[.G13]/[.$C$3])*1000" office:value-type="float" office:value="171.194141182126" calcext:value-type="float">
            <text:p>171</text:p>
          </table:table-cell>
          <table:table-cell/>
          <table:table-cell table:style-name="ce11" office:value-type="float" office:value="4" calcext:value-type="float">
            <text:p>4.0</text:p>
          </table:table-cell>
          <table:table-cell table:style-name="ce11" office:value-type="float" office:value="221.7" calcext:value-type="float">
            <text:p>221.7</text:p>
          </table:table-cell>
          <table:table-cell table:style-name="ce12" office:value-type="float" office:value="6.363" calcext:value-type="float">
            <text:p>6.363</text:p>
          </table:table-cell>
          <table:table-cell office:value-type="float" office:value="354" calcext:value-type="float">
            <text:p>354</text:p>
          </table:table-cell>
          <table:table-cell table:style-name="ce9" table:formula="of:=[.M13]/[.$G$3]" office:value-type="float" office:value="8.6977886977887" calcext:value-type="float">
            <text:p>8.70</text:p>
          </table:table-cell>
          <table:table-cell table:style-name="ce12" table:formula="of:=[.L13]*[.K13]" office:value-type="float" office:value="1410.6771" calcext:value-type="float">
            <text:p>1410.677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float" office:value="6.82" calcext:value-type="float">
            <text:p>6.8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QRT([.$F$9]*[.G14]/[.$C$3])*1000" office:value-type="float" office:value="187.533785676349" calcext:value-type="float">
            <text:p>1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59" calcext:value-type="float">
            <text:p>6.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QRT([.$F$9]*[.G15]/[.$C$3])*1000" office:value-type="float" office:value="202.559639526536" calcext:value-type="float">
            <text:p>203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Q, мл/с</text:p>
          </table:table-cell>
          <table:table-cell table:number-columns-repeated="4"/>
        </table:table-row>
        <table:table-row table:style-name="ro1">
          <table:table-cell table:style-name="ce2" table:number-columns-repeated="8"/>
          <table:table-cell/>
          <table:table-cell office:value-type="string" calcext:value-type="string">
            <text:p>y=ax+b</text:p>
          </table:table-cell>
          <table:table-cell table:number-columns-repeated="2"/>
          <table:table-cell table:number-matrix-columns-spanned="2" table:number-matrix-rows-spanned="5" table:formula="of:=LINEST([.N3:.N6];[.O3:.O6];1;1)" office:value-type="float" office:value="0.00457645586643988" calcext:value-type="float">
            <text:p>0.00457645586643988</text:p>
          </table:table-cell>
          <table:table-cell office:value-type="float" office:value="-0.0769577840993843" calcext:value-type="float">
            <text:p>-0.0769577840993843</text:p>
          </table:table-cell>
          <table:table-cell table:style-name="ce10" table:formula="of:=[.M1]" office:value-type="float" office:value="148.336511972876" calcext:value-type="float">
            <text:p>148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tср, c</text:p>
          </table:table-cell>
          <table:table-cell office:value-type="string" calcext:value-type="string">
            <text:p>Q, мл/с</text:p>
          </table:table-cell>
          <table:table-cell office:value-type="string" calcext:value-type="string">
            <text:p>dv/dt, 10^-3 моль/с</text:p>
          </table:table-cell>
          <table:table-cell office:value-type="string" calcext:value-type="string">
            <text:p>N, Вт</text:p>
          </table:table-cell>
          <table:table-cell office:value-type="string" calcext:value-type="string">
            <text:p>dT, К</text:p>
          </table:table-cell>
          <table:table-cell table:style-name="ce3" office:value-type="string" calcext:value-type="string">
            <text:p>I, мА</text:p>
          </table:table-cell>
          <table:table-cell table:number-columns-repeated="3"/>
          <table:table-cell office:value-type="string" calcext:value-type="string">
            <text:p>sigma_a</text:p>
          </table:table-cell>
          <table:table-cell office:value-type="float" office:value="0.000069710849246536" calcext:value-type="float">
            <text:p>6.9710849246536E-05</text:p>
          </table:table-cell>
          <table:table-cell office:value-type="float" office:value="0.0596437403498327" calcext:value-type="float">
            <text:p>0.05964374034983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" calcext:value-type="float">
            <text:p>10.92</text:p>
          </table:table-cell>
          <table:table-cell table:style-name="ce4" table:formula="of:=AVERAGE([.B18:.B24])" office:value-type="float" office:value="10.4" calcext:value-type="float">
            <text:p>10.40</text:p>
          </table:table-cell>
          <table:table-cell table:style-name="ce4" table:formula="of:=[.A18]/[.C18]*1000" office:value-type="float" office:value="96.1538461538462" calcext:value-type="float">
            <text:p>96.15</text:p>
          </table:table-cell>
          <table:table-cell table:style-name="ce4" table:formula="of:=[.$B$3]*100*[.D18]/1000/(8.31*[.$A$3])" office:value-type="float" office:value="3.85371272283462" calcext:value-type="float">
            <text:p>3.85</text:p>
          </table:table-cell>
          <table:table-cell table:style-name="ce5" table:formula="of:=7/2*8.31*[.E18]/1000" office:value-type="float" office:value="0.112085234543645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table:formula="of:=SQRT([.$F$18]*[.G18]/[.$C$3])*1000" office:value-type="float" office:value="61.6400801107182" calcext:value-type="float">
            <text:p>62</text:p>
          </table:table-cell>
          <table:table-cell table:number-columns-repeated="4"/>
          <table:table-cell office:value-type="float" office:value="0.999536157333593" calcext:value-type="float">
            <text:p>0.999536157333593</text:p>
          </table:table-cell>
          <table:table-cell office:value-type="float" office:value="0.0539514579022337" calcext:value-type="float">
            <text:p>0.0539514579022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54" calcext:value-type="float">
            <text:p>10.54</text:p>
          </table:table-cell>
          <table:table-cell table:style-name="ce4" table:formula="of:=STDEV([.B18:.B24])" office:value-type="float" office:value="0.35990739549686" calcext:value-type="float">
            <text:p>0.36</text:p>
          </table:table-cell>
          <table:table-cell table:style-name="ce4" table:formula="of:=[.D18]*[.C19]/[.C18]" office:value-type="float" office:value="3.32754618617659" calcext:value-type="float">
            <text:p>3.33</text:p>
          </table:table-cell>
          <table:table-cell table:style-name="ce4" table:formula="of:=[.D19]*[.$B$3]*100/(8.31*[.$A$3])/1000" office:value-type="float" office:value="0.133363433564281" calcext:value-type="float">
            <text:p>0.13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$F$18]*[.G19]/[.$C$3])*1000" office:value-type="float" office:value="87.1722372783418" calcext:value-type="float">
            <text:p>87</text:p>
          </table:table-cell>
          <table:table-cell table:number-columns-repeated="4"/>
          <table:table-cell office:value-type="float" office:value="4309.806879462" calcext:value-type="float">
            <text:p>4309.80687946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QRT([.$F$18]*[.G20]/[.$C$3])*1000" office:value-type="float" office:value="106.76375053438" calcext:value-type="float">
            <text:p>107</text:p>
          </table:table-cell>
          <table:table-cell table:number-columns-repeated="4"/>
          <table:table-cell office:value-type="float" office:value="12.5448126526362" calcext:value-type="float">
            <text:p>12.5448126526362</text:p>
          </table:table-cell>
          <table:table-cell office:value-type="float" office:value="0.00582151961955299" calcext:value-type="float">
            <text:p>0.00582151961955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98" calcext:value-type="float">
            <text:p>9.9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QRT([.$F$18]*[.G21]/[.$C$3])*1000" office:value-type="float" office:value="123.280160221436" calcext:value-type="float">
            <text:p>1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71" calcext:value-type="float">
            <text:p>10.7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QRT([.$F$18]*[.G22]/[.$C$3])*1000" office:value-type="float" office:value="137.831409266099" calcext:value-type="float">
            <text:p>138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Q, мл/с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41" calcext:value-type="float">
            <text:p>10.4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QRT([.$F$18]*[.G23]/[.$C$3])*1000" office:value-type="float" office:value="150.986743975538" calcext:value-type="float">
            <text:p>151</text:p>
          </table:table-cell>
          <table:table-cell table:number-columns-repeated="4"/>
          <table:table-cell table:number-matrix-columns-spanned="2" table:number-matrix-rows-spanned="5" table:formula="of:=LINEST([.N10:.N13];[.O10:.O13];1;1)" office:value-type="float" office:value="0.00612515986089673" calcext:value-type="float">
            <text:p>0.00612515986089673</text:p>
          </table:table-cell>
          <table:table-cell office:value-type="float" office:value="0.019180454713795" calcext:value-type="float">
            <text:p>0.019180454713795</text:p>
          </table:table-cell>
          <table:table-cell table:style-name="ce10" table:formula="of:=[.M8]" office:value-type="float" office:value="96.1538461538462" calcext:value-type="float">
            <text:p>96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29" calcext:value-type="float">
            <text:p>10.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QRT([.$F$18]*[.G24]/[.$C$3])*1000" office:value-type="float" office:value="163.084322767059" calcext:value-type="float">
            <text:p>163</text:p>
          </table:table-cell>
          <table:table-cell table:number-columns-repeated="3"/>
          <table:table-cell office:value-type="string" calcext:value-type="string">
            <text:p>sigma_a</text:p>
          </table:table-cell>
          <table:table-cell office:value-type="float" office:value="0.0000827504918956726" calcext:value-type="float">
            <text:p>8.27504918956726E-05</text:p>
          </table:table-cell>
          <table:table-cell office:value-type="float" office:value="0.0696819459586764" calcext:value-type="float">
            <text:p>0.06968194595867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SQRT([.$F$18]*[.G25]/[.$C$3])*1000" office:value-type="float" office:value="174.344474556684" calcext:value-type="float">
            <text:p>174</text:p>
          </table:table-cell>
          <table:table-cell table:number-columns-repeated="4"/>
          <table:table-cell office:value-type="float" office:value="0.999635096689338" calcext:value-type="float">
            <text:p>0.999635096689338</text:p>
          </table:table-cell>
          <table:table-cell office:value-type="float" office:value="0.0744391247549466" calcext:value-type="float">
            <text:p>0.074439124754946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SQRT([.$F$18]*[.G26]/[.$C$3])*1000" office:value-type="float" office:value="184.920240332155" calcext:value-type="float">
            <text:p>185</text:p>
          </table:table-cell>
          <table:table-cell table:number-columns-repeated="4"/>
          <table:table-cell office:value-type="float" office:value="5478.90395882926" calcext:value-type="float">
            <text:p>5478.903958829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SQRT([.$F$18]*[.G27]/[.$C$3])*1000" office:value-type="float" office:value="194.923048305113" calcext:value-type="float">
            <text:p>195</text:p>
          </table:table-cell>
          <table:table-cell table:number-columns-repeated="4"/>
          <table:table-cell office:value-type="float" office:value="30.359611087643" calcext:value-type="float">
            <text:p>30.359611087643</text:p>
          </table:table-cell>
          <table:table-cell office:value-type="float" office:value="0.011082366588565" calcext:value-type="float">
            <text:p>0.0110823665885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9:11:50.892395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9:03:22.242644291</meta:creation-date>
    <meta:generator>LibreOffice/7.6.6.3$Linux_X86_64 LibreOffice_project/60$Build-3</meta:generator>
    <dc:date>2024-04-27T11:50:32.477122549</dc:date>
    <meta:editing-duration>PT2H37M46S</meta:editing-duration>
    <meta:editing-cycles>116</meta:editing-cycles>
    <meta:document-statistic meta:table-count="1" meta:cell-count="19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 style:data-style-name="N13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76cm" svg:y="0.315cm" chart:style-name="ch2">
          <text:p>dT(N), Q = 148.34 мл/с</text:p>
        </chart:title>
        <chart:plot-area chart:style-name="ch3" table:cell-range-address="Sheet2.N2:Sheet2.O6" chart:data-source-has-labels="row" svg:x="1.314cm" svg:y="1.28cm" svg:width="14.366cm" svg:height="6.576cm">
          <chart:coordinate-region svg:x="2.25cm" svg:y="1.468cm" svg:width="12.688cm" svg:height="5.763cm"/>
          <chart:axis chart:dimension="x" chart:name="primary-x" chart:style-name="ch4">
            <chart:title svg:x="7.965cm" svg:y="8.037cm" chart:style-name="ch5">
              <text:p>N, мВт</text:p>
            </chart:title>
            <chart:grid chart:style-name="ch6" chart:class="major"/>
          </chart:axis>
          <chart:axis chart:dimension="y" chart:name="primary-y" chart:style-name="ch7">
            <chart:title svg:x="0.451cm" svg:y="4.99cm" chart:style-name="ch8">
              <text:p>dT, К</text:p>
            </chart:title>
            <chart:grid chart:style-name="ch6" chart:class="major"/>
          </chart:axis>
          <chart:series chart:style-name="ch9" chart:values-cell-range-address="Sheet2.N3:Sheet2.N6" chart:label-cell-address="Sheet2.O2:Sheet2.O2" chart:class="chart:scatter">
            <chart:domain table:cell-range-address="Sheet2.O3:Sheet2.O6"/>
            <chart:regression-curve chart:style-name="ch10">
              <chart:equation chart:display-equation="true" chart:display-r-square="true" svg:x="2.387cm" svg:y="1.732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N, мВт</text:p>
                <draw:g>
                  <svg:desc>Sheet2.O2:Sheet2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20684">
                <text:p>283.20684</text:p>
                <draw:g>
                  <svg:desc>Sheet2.O3:Sheet2.O6</svg:desc>
                </draw:g>
              </table:table-cell>
              <table:table-cell office:value-type="float" office:value="1.22850122850123">
                <text:p>1.22850122850123</text:p>
                <draw:g>
                  <svg:desc>Sheet2.N3:Sheet2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8.81542">
                <text:p>538.81542</text:p>
              </table:table-cell>
              <table:table-cell office:value-type="float" office:value="2.40786240786241">
                <text:p>2.40786240786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.39495">
                <text:p>927.39495</text:p>
              </table:table-cell>
              <table:table-cell office:value-type="float" office:value="4.1031941031941">
                <text:p>4.1031941031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2.8934">
                <text:p>1302.8934</text:p>
              </table:table-cell>
              <table:table-cell office:value-type="float" office:value="5.92137592137592">
                <text:p>5.9213759213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 style:data-style-name="N134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09cm" svg:y="0.315cm" chart:style-name="ch2">
          <text:p>dT(N), Q = 96.15 мл/с</text:p>
        </chart:title>
        <chart:plot-area chart:style-name="ch3" table:cell-range-address="Sheet2.N9:Sheet2.O13" chart:data-source-has-labels="row" svg:x="1.314cm" svg:y="1.28cm" svg:width="14.366cm" svg:height="6.576cm">
          <chart:coordinate-region svg:x="2.448cm" svg:y="1.469cm" svg:width="12.49cm" svg:height="5.762cm"/>
          <chart:axis chart:dimension="x" chart:name="primary-x" chart:style-name="ch4">
            <chart:title svg:x="7.965cm" svg:y="8.037cm" chart:style-name="ch5">
              <text:p>N, мВт</text:p>
            </chart:title>
            <chart:grid chart:style-name="ch6" chart:class="major"/>
          </chart:axis>
          <chart:axis chart:dimension="y" chart:name="primary-y" chart:style-name="ch7">
            <chart:title svg:x="0.451cm" svg:y="4.99cm" chart:style-name="ch8">
              <text:p>dT, К</text:p>
            </chart:title>
            <chart:grid chart:style-name="ch6" chart:class="major"/>
          </chart:axis>
          <chart:series chart:style-name="ch9" chart:values-cell-range-address="Sheet2.N10:Sheet2.N13" chart:label-cell-address="Sheet2.O9:Sheet2.O9" chart:class="chart:scatter">
            <chart:domain table:cell-range-address="Sheet2.O10:Sheet2.O13"/>
            <chart:regression-curve chart:style-name="ch10">
              <chart:equation chart:display-equation="true" chart:display-r-square="true" svg:x="2.46cm" svg:y="1.716cm" chart:style-name="ch11"/>
            </chart:regression-curve>
            <chart:data-point chart:repeated="2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N, мВт</text:p>
                <draw:g>
                  <svg:desc>Sheet2.O9:Sheet2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7.46">
                <text:p>227.46</text:p>
                <draw:g>
                  <svg:desc>Sheet2.O10:Sheet2.O13</svg:desc>
                </draw:g>
              </table:table-cell>
              <table:table-cell office:value-type="float" office:value="1.47420147420147">
                <text:p>1.47420147420147</text:p>
                <draw:g>
                  <svg:desc>Sheet2.N10:Sheet2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6.8616">
                <text:p>426.8616</text:p>
              </table:table-cell>
              <table:table-cell office:value-type="float" office:value="2.6044226044226">
                <text:p>2.6044226044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2.5524">
                <text:p>782.5524</text:p>
              </table:table-cell>
              <table:table-cell office:value-type="float" office:value="4.74201474201474">
                <text:p>4.74201474201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0.6771">
                <text:p>1410.6771</text:p>
              </table:table-cell>
              <table:table-cell office:value-type="float" office:value="8.6977886977887">
                <text:p>8.6977886977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